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6E6A5343A3.png"/>
  <manifest:file-entry manifest:media-type="" manifest:full-path="Pictures/200000060000239300002D7B16AFA8F3.wmf"/>
  <manifest:file-entry manifest:media-type="" manifest:full-path="Pictures/2000000700001E2800001E090E31D7F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de3of9" svg:font-family="Code3of9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text-properties fo:language="es" fo:country="CO"/>
    </style:style>
    <style:style style:name="P3" style:family="paragraph" style:parent-style-name="Footer">
      <style:paragraph-properties fo:text-align="center" style:justify-single-word="false" fo:padding="0in" fo:border-left="none" fo:border-right="none" fo:border-top="0.0071in solid #000000" fo:border-bottom="none"/>
      <style:text-properties style:font-name="Arial Narrow" fo:font-size="9pt" style:font-size-asian="9pt" style:font-name-complex="Arial Narrow" style:font-size-complex="9pt"/>
    </style:style>
    <style:style style:name="P4" style:family="paragraph" style:parent-style-name="Footer">
      <style:paragraph-properties fo:text-align="center" style:justify-single-word="false" fo:padding="0in" fo:border-left="none" fo:border-right="none" fo:border-top="0.0071in solid #000000" fo:border-bottom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>
        <style:tab-stops>
          <style:tab-stop style:position="1.0311in"/>
        </style:tab-stops>
      </style:paragraph-properties>
    </style:style>
    <style:style style:name="P7" style:family="paragraph" style:parent-style-name="Standard">
      <style:paragraph-properties fo:text-align="end" style:justify-single-word="false" style:snap-to-layout-grid="false">
        <style:tab-stops>
          <style:tab-stop style:position="1.0311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 Narrow" style:font-name-complex="Arial Narrow"/>
    </style:style>
    <style:style style:name="P9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weight="bold" style:font-weight-asian="bold" style:font-name-complex="Arial Narrow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text-properties style:font-name="Arial Narrow" fo:font-size="12pt" style:font-size-asian="12pt" style:font-name-complex="Arial Narrow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Arial Narrow" fo:font-size="12pt" style:font-size-asian="12pt" style:font-name-complex="Arial Narrow" style:font-size-complex="12pt"/>
    </style:style>
    <style:style style:name="P14" style:family="paragraph" style:parent-style-name="Text_20_body">
      <style:paragraph-properties>
        <style:tab-stops>
          <style:tab-stop style:position="-1in"/>
          <style:tab-stop style:position="-0.5in"/>
          <style:tab-stop style:position="0in"/>
        </style:tab-stops>
      </style:paragraph-properties>
    </style:style>
    <style:style style:name="P15" style:family="paragraph" style:parent-style-name="Text_20_body">
      <style:paragraph-properties fo:margin-left="0.4917in" fo:margin-right="0in" fo:text-indent="-0.4917in" style:auto-text-indent="false">
        <style:tab-stops>
          <style:tab-stop style:position="-1in"/>
          <style:tab-stop style:position="-0.5083in"/>
          <style:tab-stop style:position="-0.5in"/>
          <style:tab-stop style:position="-0.0083in"/>
          <style:tab-stop style:position="0.4835in"/>
          <style:tab-stop style:position="4.952in"/>
        </style:tab-stops>
      </style:paragraph-properties>
      <style:text-properties style:font-name="Arial Narrow" fo:font-size="12pt" style:font-size-asian="12pt" style:font-name-complex="Arial Narrow" style:font-size-complex="12pt"/>
    </style:style>
    <style:style style:name="P16" style:family="paragraph" style:parent-style-name="Standard" style:master-page-name="Standard">
      <style:paragraph-properties fo:text-align="end" style:justify-single-word="false" style:page-number="auto" fo:break-before="page">
        <style:tab-stops>
          <style:tab-stop style:position="1.0311in"/>
        </style:tab-stops>
      </style:paragraph-properties>
      <style:text-properties style:font-name="Code3of9" fo:font-size="20pt" style:font-size-asian="20pt" style:font-name-complex="Code3of9" style:font-size-complex="20pt"/>
    </style:style>
    <style:style style:name="P17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 Narrow" fo:font-size="9pt" style:font-size-asian="9pt" style:font-name-complex="Arial Narrow" style:font-size-complex="9pt"/>
    </style:style>
    <style:style style:name="T2" style:family="text">
      <style:text-properties style:font-name="Arial Narrow" fo:font-size="9pt" fo:language="pt" fo:country="BR" style:font-size-asian="9pt" style:font-name-complex="Arial Narrow" style:font-size-complex="9pt"/>
    </style:style>
    <style:style style:name="T3" style:family="text">
      <style:text-properties style:font-name="Arial Narrow" fo:font-size="9pt" fo:language="pt" fo:country="BR" style:font-size-asian="9pt" style:font-name-complex="Arial" style:font-size-complex="9pt"/>
    </style:style>
    <style:style style:name="T4" style:family="text">
      <style:text-properties style:font-name="Arial Narrow" fo:font-size="12pt" fo:font-weight="bold" style:font-size-asian="12pt" style:font-weight-asian="bold" style:font-name-complex="Arial Narrow" style:font-size-complex="12pt" style:font-weight-complex="bold"/>
    </style:style>
    <style:style style:name="T5" style:family="text">
      <style:text-properties style:font-name="Arial Narrow" fo:font-size="12pt" style:font-size-asian="12pt" style:font-name-complex="Arial Narrow" style:font-size-complex="12pt"/>
    </style:style>
    <style:style style:name="T6" style:family="text">
      <style:text-properties style:font-name="Arial Narrow" style:font-name-complex="Arial Narrow"/>
    </style:style>
    <style:style style:name="T7" style:family="text">
      <style:text-properties style:font-name="Arial Narrow" fo:font-weight="bold" style:font-weight-asian="bold" style:font-name-complex="Arial Narrow" style:font-weight-complex="bold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pt" fo:country="B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**RAD_S**</text:p>
      <text:p text:style-name="P7">Al contestar por favor cite :</text:p>
      <text:p text:style-name="P5"><text:span text:style-name="Fuente_20_de_20_párrafo_20_predeter.1"><text:span text:style-name="T8">Radicado No.: </text:span></text:span><text:span text:style-name="Fuente_20_de_20_párrafo_20_predeter.1"><text:span text:style-name="T9">*DEP_SIGLA*</text:span></text:span><text:span text:style-name="Fuente_20_de_20_párrafo_20_predeter.1"><text:span text:style-name="T8"> - </text:span></text:span><text:span text:style-name="Fuente_20_de_20_párrafo_20_predeter.1"><text:span text:style-name="T9">*RAD_S*</text:span></text:span></text:p>
      <text:p text:style-name="P6"><text:span text:style-name="Fuente_20_de_20_párrafo_20_predeter.1"><text:span text:style-name="T8">Fecha: </text:span></text:span><text:span text:style-name="Fuente_20_de_20_párrafo_20_predeter.1"><text:span text:style-name="T9">*F_RAD_S*</text:span></text:span></text:p>
      <text:p text:style-name="P8"/>
      <text:p text:style-name="P9">Ciudad</text:p>
      <text:p text:style-name="P12"/>
      <text:p text:style-name="P13">Doctor(a), Señor(a)</text:p>
      <text:p text:style-name="P15">*NOM_R*<text:tab/></text:p>
      <text:p text:style-name="P12">*DIR_R*</text:p>
      <text:p text:style-name="P12">*MPIO_R* - *DEPTO_R*</text:p>
      <text:p text:style-name="P12"/>
      <text:p text:style-name="P13"/>
      <text:p text:style-name="P14"><text:span text:style-name="Fuente_20_de_20_párrafo_20_predeter.1"><text:span text:style-name="T4">Asunto:</text:span></text:span><text:span text:style-name="Fuente_20_de_20_párrafo_20_predeter.1"><text:span text:style-name="T5"> Constituye la síntesis del tema de la carta u oficio, expresada máximo cuatro palabras, con mayúscula inicial y sin subrayar <text:s text:c="2"/>(línea opcional).</text:span></text:span></text:p>
      <text:p text:style-name="P13"/>
      <text:p text:style-name="P13">Saludo: Cordial saludo <text:s/>Doctor <text:s/>González:</text:p>
      <text:p text:style-name="P13"><text:s text:c="14"/>Cordial saludo ingeniera <text:s/>Gloria:</text:p>
      <text:p text:style-name="P9"/>
      <text:p text:style-name="P11"><text:span text:style-name="Fuente_20_de_20_párrafo_20_predeter.1"><text:span text:style-name="T6">El texto se redacta en forma clara, breve, directa, sencilla y cortés, usando palabras <text:s/>de fácil <text:s/>comprensión; de preferencia, se <text:s/>expresa en primera persona del plural (nosotros) porque representa a un grupo empresarial, así se trate de un único informante. Se comienza a tres interlíneas del saludo. En lo posible tratar un tema por carta. Se utiliza el tratamiento de usted, no utilizar abreviaturas. </text:span></text:span><text:span text:style-name="Fuente_20_de_20_párrafo_20_predeter.1"><text:span text:style-name="T7">Carta: comunicación escrita que se utiliza en las relaciones comerciales entre empresas y <text:s/>personas naturales; igualmente, en las relaciones <text:s/>entre las empresas y sus empleados.</text:span></text:span><text:span text:style-name="Fuente_20_de_20_párrafo_20_predeter.1"><text:span text:style-name="T6">Es importante que la carta <text:s/>no presente errores técnicos, ortográficos, gramaticales ni de puntuación. La presentación de originales y copias debe ser impecable, sin borrones ni repisados.</text:span></text:span></text:p>
      <text:p text:style-name="P9"/>
      <text:p text:style-name="P9">Despedida: se escribe a dos interlineas del <text:s/>texto. Puede ser con una expresión breve seguida de coma (,) o con frase de cortesía terminada en punto (.), así.</text:p>
      <text:p text:style-name="P9">Atentamente, Cordialmente,</text:p>
      <text:p text:style-name="P9">Agradecemos el estricto cumplimiento a esta disposición. Agradezco su gentil colaboración.</text:p>
      <text:p text:style-name="P9"/>
      <text:p text:style-name="P9">Firma</text:p>
      <text:p text:style-name="P10"><text:soft-page-break/>NOMBRE DEL FIRMANTE</text:p>
      <text:p text:style-name="P9">Cargo</text:p>
      <text:p text:style-name="P9">Anexos: Dos <text:s/>(15 hojas)</text:p>
      <text:p text:style-name="P9">Copia: Tratamiento nombre, cargo</text:p>
      <text:p text:style-name="P9">Proyectó: (Nombre completo de quien proyecta)</text:p>
      <text:p text:style-name="P11"><text:span text:style-name="Fuente_20_de_20_párrafo_20_predeter.1"><text:span text:style-name="T6">Revisó: <text:s text:c="2"/>(Nombre competo de quien Revis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de3of9" svg:font-family="Code3of9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2" fo:widows="2" fo:hyphenation-ladder-count="no-limit" style:vertical-align="baseline" style:writing-mode="lr-tb"/>
      <style:text-properties style:use-window-font-color="true" style:font-name="Times New Roman" fo:font-size="12pt" fo:language="es" fo:country="ES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-1in"/>
          <style:tab-stop style:position="-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Liberation Serif" fo:font-size="12pt" fo:language="es" fo:country="CO" style:letter-kerning="true" style:font-name-asian="Arial" style:font-size-asian="12pt" style:font-name-complex="Liberation Serif" style:font-size-complex="12pt" style:language-complex="ar" style:country-complex="SA" fo:hyphenate="false" fo:hyphenation-remain-char-count="2" fo:hyphenation-push-char-count="2"/>
    </style:style>
    <style:style style:name="Lista1" style:family="paragraph" style:parent-style-name="Text_20_body"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ncabezado1" style:family="paragraph" style:parent-style-name="Normal1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ie_20_de_20_página1" style:display-name="Pie de página1" style:family="paragraph" style:parent-style-name="Normal1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Normal1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Header">
      <style:text-properties fo:language="es" fo:country="CO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fo:language="pt" fo:country="B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11in" fo:margin-bottom="0.9846in" fo:margin-left="1.1811in" fo:margin-right="1.1811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5" text:anchor-type="char" svg:x="-0.0134in" svg:y="0.0701in" svg:width="0.722in" svg:height="0.7866in" draw:z-index="1"><draw:image xlink:href="Pictures/200000060000239300002D7B16AFA8F3.wmf" xlink:type="simple" xlink:show="embed" xlink:actuate="onLoad"/></draw:frame><draw:frame draw:style-name="Mfr1" draw:name="graphics6" text:anchor-type="char" svg:x="4.6291in" svg:y="0.078in" svg:width="1.6126in" svg:height="0.8402in" draw:z-index="3"><draw:image xlink:href="Pictures/10000000000000D60000006E6A5343A3.png" xlink:type="simple" xlink:show="embed" xlink:actuate="onLoad"/></draw:frame></text:p>
        <text:p text:style-name="Header"/>
        <text:p text:style-name="Header"/>
        <text:p text:style-name="Header"><text:tab/></text:p>
        <text:p text:style-name="MP2"/>
      </style:header>
      <style:footer>
        <text:p text:style-name="MP3"><draw:frame draw:style-name="Mfr1" draw:name="graphics1" text:anchor-type="char" svg:x="-0.0146in" svg:y="0.078in" svg:width="0.8728in" svg:height="0.6957in" draw:z-index="5"><draw:image xlink:href="Pictures/2000000700001E2800001E090E31D7F9.wmf" xlink:type="simple" xlink:show="embed" xlink:actuate="onLoad"/></draw:frame></text:p>
        <text:p text:style-name="MP3">Calle 1 Nº 8-2 <text:s/>(Bogotá – Colombia)</text:p>
        <text:p text:style-name="MP3"><text:span text:style-name="MT1">Pagina Web http:// www.orfeogpl.org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ódigo de la dependencia # </dc:title>
    <meta:initial-creator>Lina</meta:initial-creator>
    <meta:creation-date>2011-05-03T14:55:00</meta:creation-date>
    <dc:creator>Orfeo Pg</dc:creator>
    <dc:date>2012-12-16T23:26:46</dc:date>
    <meta:editing-cycles>3</meta:editing-cycles>
    <meta:editing-duration>PT574H12M59S</meta:editing-duration>
    <meta:generator>OpenOffice.org/3.1$Linux OpenOffice.org_project/310m19$Build-9420</meta:generator>
    <meta:document-statistic meta:table-count="0" meta:image-count="3" meta:object-count="0" meta:page-count="2" meta:paragraph-count="26" meta:word-count="246" meta:character-count="1674"/>
  </office:meta>
</office:document-meta>
</file>